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/>
    </style:style>
    <style:style style:name="P4" style:family="paragraph" style:parent-style-name="Title" style:master-page-name="MPF0">
      <style:paragraph-properties style:page-number="auto" fo:break-before="page"/>
      <style:text-properties style:font-name="Arial"/>
    </style:style>
    <style:style style:name="P5" style:family="paragraph" style:parent-style-name="Heading_20_1">
      <style:text-properties style:font-name="Arial"/>
    </style:style>
    <style:style style:name="P6" style:family="paragraph" style:parent-style-name="Heading_20_1">
      <style:text-properties style:font-name="Arial" fo:font-size="18pt" style:font-size-asian="18pt" style:font-size-complex="18pt"/>
    </style:style>
    <style:style style:name="P7" style:family="paragraph" style:parent-style-name="Heading_20_1">
      <style:paragraph-properties fo:break-before="page"/>
      <style:text-properties style:font-name="Arial"/>
    </style:style>
    <style:style style:name="P8" style:family="paragraph" style:parent-style-name="Standard" style:list-style-name="L1"/>
    <style:style style:name="P9" style:family="paragraph" style:parent-style-name="Text_20_body" style:list-style-name="L2">
      <style:text-properties style:font-name="Arial"/>
    </style:style>
    <style:style style:name="P10" style:family="paragraph" style:parent-style-name="Text_20_body" style:list-style-name="L2">
      <style:text-properties style:font-name="Arial" officeooo:rsid="00173f0b" officeooo:paragraph-rsid="00173f0b"/>
    </style:style>
    <style:style style:name="P11" style:family="paragraph" style:parent-style-name="Text_20_body" style:list-style-name="L3">
      <style:text-properties style:font-name="Arial"/>
    </style:style>
    <style:style style:name="P12" style:family="paragraph" style:parent-style-name="Text_20_body" style:list-style-name="L4">
      <style:text-properties style:font-name="Arial"/>
    </style:style>
    <style:style style:name="P13" style:family="paragraph" style:parent-style-name="Text_20_body" style:list-style-name="L4"/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tyle="italic" style:font-style-asian="italic" style:font-style-complex="italic"/>
    </style:style>
    <style:style style:name="T4" style:family="text">
      <style:text-properties officeooo:rsid="0017f4bb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7LVL1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EA Project Analysis</text:p>
      <text:p text:style-name="P1"/>
      <text:p text:style-name="P2">Jacob Halleron #XXXX</text:p>
      <text:p text:style-name="P2">The Sandon School #XXXXXX</text:p>
      <text:h text:style-name="P7" text:outline-level="1">Background</text:h>
      <text:p text:style-name="P3">Currently, teaching of algorithms for GCSE and A-level is often limited to text-based explanations and code blocks, which can be hard to understand with more complex algorithms. For example, I failed to understand Dijkstra’s Algorithm, which isn’t too difficult a concept, until I came across a step-by-step video explaining the process with a graph diagram and code. The same could likely be said with the selection of other algorithms students may need to know.</text:p>
      <text:h text:style-name="P5" text:outline-level="1">Market Research</text:h>
      <text:p text:style-name="P3">There are a few other products on the web:</text:p>
      <text:p text:style-name="P3"/>
      <text:list xml:id="list1452743413" text:style-name="L1">
        <text:list-item>
          <text:p text:style-name="P8"><text:span text:style-name="Default_20_Paragraph_20_Font"><text:span text:style-name="T2">VisuAlgo</text:span></text:span><text:span text:style-name="Default_20_Paragraph_20_Font"><text:span text:style-name="T1"> (visualgo.net) – Visualises a large quantity of algorithms and data structures, but I think the user interface is a bit confusing and there isn’t much information on each process.</text:span></text:span></text:p>
        </text:list-item>
        <text:list-item>
          <text:p text:style-name="P8"><text:span text:style-name="Default_20_Paragraph_20_Font"><text:span text:style-name="T2">SORTING</text:span></text:span><text:span text:style-name="Default_20_Paragraph_20_Font"><text:span text:style-name="T1"> (sorting.at) – Very pretty, has the option to compare multiple algorithms, but only shows </text:span></text:span><text:span text:style-name="Default_20_Paragraph_20_Font"><text:span text:style-name="T3">sorting</text:span></text:span><text:span text:style-name="Default_20_Paragraph_20_Font"><text:span text:style-name="T1"> algorithms, and with very limited controls.</text:span></text:span></text:p>
        </text:list-item>
        <text:list-item>
          <text:p text:style-name="P8"><text:span text:style-name="Default_20_Paragraph_20_Font"><text:span text:style-name="T2">Toptal</text:span></text:span><text:span text:style-name="Default_20_Paragraph_20_Font"><text:span text:style-name="T1"> (toptal.com/developers/sorting-algorithms) – Shows several sorting algorithms, but all at once and with very limited array size. Also only shows sorting algorithms.</text:span></text:span></text:p>
        </text:list-item>
      </text:list>
      <text:h text:style-name="P5" text:outline-level="1">End User / Target Audience</text:h>
      <text:p text:style-name="P3">Not sure what the difference between “End User” and “Target Audience” is. The product would be targeted at English-speaking A-level and GCSE Computer Science students, so age 14-18. Any device should work as long as it can run a web browser with scripting enabled; most can.</text:p>
      <text:h text:style-name="P6" text:outline-level="1">Research</text:h>
      <text:p text:style-name="P1">No research so far.</text:p>
      <text:h text:style-name="P5" text:outline-level="1">Objectives</text:h>
      <text:list xml:id="list800676531" text:style-name="L2">
        <text:list-item>
          <text:p text:style-name="P9">Express back-end</text:p>
        </text:list-item>
        <text:list-item>
          <text:p text:style-name="P9">Site design using HTML/CSS</text:p>
        </text:list-item>
        <text:list-item>
          <text:p text:style-name="P9">Front-end JavaScript to show data structure</text:p>
        </text:list-item>
        <text:list-item>
          <text:p text:style-name="P9">Algorithms themselves:</text:p>
          <text:list>
            <text:list-item>
              <text:p text:style-name="P10">Sort <text:span text:style-name="T4">(array)</text:span></text:p>
            </text:list-item>
            <text:list-item>
              <text:p text:style-name="P10">Pathfind <text:span text:style-name="T4">(graph)</text:span></text:p>
            </text:list-item>
            <text:list-item>
              <text:p text:style-name="P10">Search <text:span text:style-name="T4">(array)</text:span></text:p>
            </text:list-item>
            <text:list-item>
              <text:p text:style-name="P10">Graph/tree traversal</text:p>
            </text:list-item>
          </text:list>
        </text:list-item>
      </text:list>
      <text:h text:style-name="P5" text:outline-level="1"><text:soft-page-break/>Proposed Solution</text:h>
      <text:p text:style-name="P1">The solution will be a website with a complex client-server model. Javascript, HTML and CSS will be used, along with some basic Node.js for the server. In terms of development software a browser, text editor and terminal should do.</text:p>
      <text:p text:style-name="P1">I’m using a Node.js server running the Express framework, as I’ve had some experience with it and found it to be simple and capable.</text:p>
      <text:h text:style-name="P5" text:outline-level="1">Model</text:h>
      <text:p text:style-name="P1">Improper sitemap:</text:p>
      <text:list xml:id="list3823264960" text:style-name="L3">
        <text:list-item>
          <text:p text:style-name="P11">Menu</text:p>
          <text:list>
            <text:list-item>
              <text:p text:style-name="P11">Diagram with controls:</text:p>
              <text:list>
                <text:list-item>
                  <text:p text:style-name="P11">Play/Pause button</text:p>
                </text:list-item>
                <text:list-item>
                  <text:p text:style-name="P11">Next/Prev buttons</text:p>
                </text:list-item>
                <text:list-item>
                  <text:p text:style-name="P11">Tick speed input box</text:p>
                </text:list-item>
                <text:list-item>
                  <text:p text:style-name="P11">Reset (randomise)</text:p>
                </text:list-item>
              </text:list>
            </text:list-item>
            <text:list-item>
              <text:p text:style-name="P11">Local variables</text:p>
            </text:list-item>
            <text:list-item>
              <text:p text:style-name="P11">Code Block</text:p>
            </text:list-item>
            <text:list-item>
              <text:p text:style-name="P11">Big O, potentially with chart</text:p>
            </text:list-item>
          </text:list>
        </text:list-item>
      </text:list>
      <text:h text:style-name="P5" text:outline-level="1">Project Log</text:h>
      <text:list xml:id="list906362639" text:style-name="L4">
        <text:list-item>
          <text:p text:style-name="P12">2020-03-22: Created this analysis document.</text:p>
        </text:list-item>
        <text:list-item>
          <text:p text:style-name="P12">2020-03-25: Wrote ’Market Research’ section.</text:p>
        </text:list-item>
        <text:list-item>
          <text:p text:style-name="P13"><text:span text:style-name="Default_20_Paragraph_20_Font"><text:span text:style-name="T1">2020-04-01: Created </text:span></text:span><text:a xlink:type="simple" xlink:href="https://github.com/halogen487/visualiser" office:target-frame-name="_top" xlink:show="replace" text:style-name="Internet_20_link" text:visited-style-name="Visited_20_Internet_20_Link"><text:span text:style-name="Default_20_Paragraph_20_Font"><text:span text:style-name="T1">git repo</text:span></text:span></text:a><text:span text:style-name="Default_20_Paragraph_20_Font"><text:span text:style-name="T1">. Switching to git commits for the log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Arial" fo:font-family="Arial" style:font-family-generic="swiss" style:font-pitch="variable" style:font-name-asian="Noto Serif CJK SC" style:font-family-asian="'Noto Serif CJK SC'" style:font-family-generic-asian="system" style:font-pitch-asian="variable" style:font-name-complex="Arial" style:font-family-complex="Arial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2" style:next-style-name="MP0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generator>LibreOffice/7.1.2.2$Linux_X86_64 LibreOffice_project/5751006d328844ba3fa6124ed263bbf122f0788a</meta:generator>
    <meta:creation-date>2021-03-22T09:19:00Z</meta:creation-date>
    <dc:date>2021-04-14T12:43:55.008889354</dc:date>
    <meta:editing-cycles>19</meta:editing-cycles>
    <meta:editing-duration>PT3H18M28S</meta:editing-duration>
    <meta:document-statistic meta:table-count="0" meta:image-count="0" meta:object-count="0" meta:page-count="3" meta:paragraph-count="41" meta:word-count="383" meta:character-count="2350" meta:non-whitespace-character-count="2028"/>
    <meta:template xlink:type="simple" xlink:actuate="onRequest" xlink:title="" xlink:href="Normal"/>
  </office:meta>
</office:document-meta>
</file>